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0d9" officeooo:paragraph-rsid="000510d9"/>
    </style:style>
    <style:style style:name="P2" style:family="paragraph" style:parent-style-name="Standard">
      <style:text-properties officeooo:rsid="000510d9" officeooo:paragraph-rsid="000825ae"/>
    </style:style>
    <style:style style:name="P3" style:family="paragraph" style:parent-style-name="Standard">
      <style:text-properties officeooo:rsid="000676cd" officeooo:paragraph-rsid="000676cd"/>
    </style:style>
    <style:style style:name="T1" style:family="text">
      <style:text-properties officeooo:rsid="000825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ews</text:p>
      <text:p text:style-name="P1"/>
      <text:p text:style-name="P1">signIn</text:p>
      <text:p text:style-name="P1">products</text:p>
      <text:p text:style-name="P1">shoppingCart</text:p>
      <text:p text:style-name="P1"/>
      <text:p text:style-name="P1">routes</text:p>
      <text:p text:style-name="P1"/>
      <text:p text:style-name="P1">GET</text:p>
      <text:p text:style-name="P1">/sign-in</text:p>
      <text:p text:style-name="P1">/shopping-cart</text:p>
      <text:p text:style-name="P1">/sign-out</text:p>
      <text:p text:style-name="P1"/>
      <text:p text:style-name="P1">POST</text:p>
      <text:p text:style-name="P1">/sign-in</text:p>
      <text:p text:style-name="P2">/products</text:p>
      <text:p text:style-name="P1">/add-product</text:p>
      <text:p text:style-name="P1">/remove-product</text:p>
      <text:p text:style-name="P1"/>
      <text:p text:style-name="P1">controllers</text:p>
      <text:p text:style-name="P1">userController</text:p>
      <text:p text:style-name="P1">productController</text:p>
      <text:p text:style-name="P1">shoppingCartController</text:p>
      <text:p text:style-name="P1"/>
      <text:p text:style-name="P1">services</text:p>
      <text:p text:style-name="P1">Request</text:p>
      <text:p text:style-name="P1">Router</text:p>
      <text:p text:style-name="P3">RequestWE</text:p>
      <text:p text:style-name="P3"/>
      <text:p text:style-name="P3">api routes</text:p>
      <text:p text:style-name="P3"/>
      <text:p text:style-name="P3">/products</text:p>
      <text:p text:style-name="P3">/verify-us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9:59:47.454296459</meta:creation-date>
    <dc:date>2024-03-07T11:50:48.731933811</dc:date>
    <meta:editing-duration>PT1H20S</meta:editing-duration>
    <meta:editing-cycles>1</meta:editing-cycles>
    <meta:document-statistic meta:table-count="0" meta:image-count="0" meta:object-count="0" meta:page-count="1" meta:paragraph-count="25" meta:word-count="26" meta:character-count="244" meta:non-whitespace-character-count="243"/>
    <meta:generator>LibreOffice/7.3.7.2$Linux_X86_64 LibreOffice_project/30$Build-2</meta:generator>
  </office:meta>
</office:document-meta>
</file>